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F0" style:family="paragraph">
      <style:paragraph-properties fo:break-before="page"/>
    </style:style>
    <style:style style:name="T3" style:parent-style-name="DefaultParagraphFont" style:family="text">
      <style:text-properties style:font-name="Times New Roman" fo:font-size="12pt" style:font-size-asian="12pt" style:font-size-complex="12pt" style:language-asian="en" style:country-asian="IE"/>
    </style:style>
    <style:style style:name="T4" style:parent-style-name="DefaultParagraphFont" style:family="text">
      <style:text-properties style:font-name="Times New Roman" fo:font-size="12pt" style:font-size-asian="12pt" style:font-size-complex="12pt" style:language-asian="en" style:country-asian="IE"/>
    </style:style>
    <style:style style:name="P5" style:parent-style-name="NoSpacing" style:family="paragraph">
      <style:paragraph-properties fo:text-align="end"/>
    </style:style>
    <style:style style:name="T6" style:parent-style-name="DefaultParagraphFont" style:family="text">
      <style:text-properties fo:font-weight="bold" style:font-weight-asian="bold" fo:font-size="12pt" style:font-size-asian="12pt" style:font-size-complex="12pt"/>
    </style:style>
    <style:style style:name="T7" style:parent-style-name="DefaultParagraphFont" style:family="text">
      <style:text-properties fo:font-weight="bold" style:font-weight-asian="bold" fo:font-size="12pt" style:font-size-asian="12pt" style:font-size-complex="12pt"/>
    </style:style>
    <style:style style:name="T8" style:parent-style-name="DefaultParagraphFont" style:family="text">
      <style:text-properties fo:font-weight="bold" style:font-weight-asian="bold" fo:font-size="12pt" style:font-size-asian="12pt" style:font-size-complex="12pt"/>
    </style:style>
    <style:style style:name="T9" style:parent-style-name="DefaultParagraphFont" style:family="text">
      <style:text-properties fo:font-weight="bold" style:font-weight-asian="bold" fo:font-size="12pt" style:font-size-asian="12pt" style:font-size-complex="12pt"/>
    </style:style>
    <style:style style:name="T10" style:parent-style-name="DefaultParagraphFont" style:family="text">
      <style:text-properties fo:font-weight="bold" style:font-weight-asian="bold" fo:font-size="12pt" style:font-size-asian="12pt" style:font-size-complex="12pt"/>
    </style:style>
    <style:style style:name="T11" style:parent-style-name="DefaultParagraphFont" style:family="text">
      <style:text-properties fo:font-weight="bold" style:font-weight-asian="bold" fo:font-size="12pt" style:font-size-asian="12pt" style:font-size-complex="12pt"/>
    </style:style>
    <style:style style:name="T12" style:parent-style-name="DefaultParagraphFont" style:family="text">
      <style:text-properties fo:font-weight="bold" style:font-weight-asian="bold" fo:font-size="12pt" style:font-size-asian="12pt" style:font-size-complex="12pt"/>
    </style:style>
    <style:style style:name="T13" style:parent-style-name="DefaultParagraphFont" style:family="text">
      <style:text-properties fo:font-weight="bold" style:font-weight-asian="bold" fo:font-size="12pt" style:font-size-asian="12pt" style:font-size-complex="12pt"/>
    </style:style>
    <style:style style:name="P14" style:parent-style-name="NoSpacing" style:family="paragraph">
      <style:paragraph-properties fo:text-align="end"/>
    </style:style>
    <style:style style:name="T15" style:parent-style-name="DefaultParagraphFont" style:family="text">
      <style:text-properties fo:color="#595959" fo:font-size="9pt" style:font-size-asian="9pt" style:font-size-complex="9pt"/>
    </style:style>
    <style:style style:name="T16" style:parent-style-name="DefaultParagraphFont" style:family="text">
      <style:text-properties style:font-name="Times New Roman" fo:font-size="12pt" style:font-size-asian="12pt" style:font-size-complex="12pt" style:language-asian="en" style:country-asian="IE"/>
    </style:style>
    <style:style style:name="P17" style:parent-style-name="Normal" style:family="paragraph">
      <style:paragraph-properties fo:text-align="end"/>
    </style:style>
    <style:style style:name="T18" style:parent-style-name="DefaultParagraphFont" style:family="text">
      <style:text-properties style:font-name="Times New Roman" fo:font-weight="bold" style:font-weight-asian="bold" fo:text-transform="uppercase" fo:font-size="24pt" style:font-size-asian="24pt" style:font-size-complex="24pt"/>
    </style:style>
    <style:style style:name="P19" style:parent-style-name="Normal" style:family="paragraph">
      <style:paragraph-properties fo:text-align="end"/>
    </style:style>
    <style:style style:name="T20" style:parent-style-name="DefaultParagraphFont" style:family="text">
      <style:text-properties style:font-name="Times New Roman" fo:font-weight="bold" style:font-weight-asian="bold" fo:font-size="12pt" style:font-size-asian="12pt" style:font-size-complex="12pt"/>
    </style:style>
    <style:style style:name="P21" style:parent-style-name="Normal" style:family="paragraph">
      <style:text-properties style:font-name="Times New Roman" fo:font-size="12pt" style:font-size-asian="12pt" style:font-size-complex="12pt"/>
    </style:style>
    <style:style style:name="P22" style:parent-style-name="Normal" style:family="paragraph">
      <style:text-properties style:font-name="Times New Roman" fo:font-size="12pt" style:font-size-asian="12pt" style:font-size-complex="12pt"/>
    </style:style>
    <style:style style:name="P23" style:parent-style-name="Normal" style:family="paragraph">
      <style:text-properties style:font-name="Times New Roman" fo:font-size="12pt" style:font-size-asian="12pt" style:font-size-complex="12pt"/>
    </style:style>
    <style:style style:name="P24" style:parent-style-name="Normal" style:family="paragraph">
      <style:text-properties style:font-name="Times New Roman" fo:font-size="12pt" style:font-size-asian="12pt" style:font-size-complex="12pt"/>
    </style:style>
    <style:style style:name="P25" style:parent-style-name="Normal" style:family="paragraph">
      <style:text-properties style:font-name="Times New Roman" fo:font-size="12pt" style:font-size-asian="12pt" style:font-size-complex="12pt"/>
    </style:style>
    <style:style style:name="P26" style:parent-style-name="Normal" style:family="paragraph">
      <style:text-properties style:font-name="Times New Roman" fo:font-size="12pt" style:font-size-asian="12pt" style:font-size-complex="12pt"/>
    </style:style>
    <style:style style:name="P27" style:parent-style-name="Normal" style:family="paragraph">
      <style:text-properties style:font-name="Times New Roman" fo:font-size="12pt" style:font-size-asian="12pt" style:font-size-complex="12pt"/>
    </style:style>
    <style:style style:name="P28" style:parent-style-name="Normal" style:family="paragraph">
      <style:text-properties style:font-name="Times New Roman" fo:font-size="12pt" style:font-size-asian="12pt" style:font-size-complex="12pt"/>
    </style:style>
    <style:style style:name="P29" style:parent-style-name="Normal" style:family="paragraph">
      <style:text-properties style:font-name="Times New Roman" fo:font-size="12pt" style:font-size-asian="12pt" style:font-size-complex="12pt"/>
    </style:style>
    <style:style style:name="P30" style:parent-style-name="Normal" style:family="paragraph">
      <style:text-properties style:font-name="Times New Roman" fo:font-size="12pt" style:font-size-asian="12pt" style:font-size-complex="12pt"/>
    </style:style>
    <style:style style:name="P31" style:parent-style-name="Normal" style:family="paragraph">
      <style:text-properties style:font-name="Times New Roman" fo:font-size="12pt" style:font-size-asian="12pt" style:font-size-complex="12pt" fo:hyphenate="true"/>
    </style:style>
    <style:style style:name="P32" style:parent-style-name="Normal" style:family="paragraph">
      <style:text-properties style:font-name="Times New Roman" fo:font-size="12pt" style:font-size-asian="12pt" style:font-size-complex="12pt" fo:hyphenate="true"/>
    </style:style>
    <style:style style:name="P33" style:parent-style-name="Normal" style:family="paragraph">
      <style:text-properties style:font-name="Times New Roman" fo:font-size="12pt" style:font-size-asian="12pt" style:font-size-complex="12pt"/>
    </style:style>
    <style:style style:name="P34" style:parent-style-name="TOC1" style:family="paragraph">
      <style:paragraph-properties>
        <style:tab-stops>
          <style:tab-stop style:type="right" style:leader-style="dotted" style:leader-text="." style:position="6.2611in"/>
        </style:tab-stops>
      </style:paragraph-properties>
    </style:style>
    <style:style style:name="P35" style:parent-style-name="TOC3" style:family="paragraph">
      <style:paragraph-properties>
        <style:tab-stops>
          <style:tab-stop style:type="right" style:leader-style="dotted" style:leader-text="." style:position="5.9555in"/>
        </style:tab-stops>
      </style:paragraph-properties>
    </style:style>
    <style:style style:name="T36" style:parent-style-name="Hyperlink" style:family="text">
      <style:text-properties style:font-name="Times New Roman"/>
    </style:style>
    <style:style style:name="P37" style:parent-style-name="TOC3" style:family="paragraph">
      <style:paragraph-properties>
        <style:tab-stops>
          <style:tab-stop style:type="right" style:leader-style="dotted" style:leader-text="." style:position="5.9555in"/>
        </style:tab-stops>
      </style:paragraph-properties>
    </style:style>
    <style:style style:name="T38" style:parent-style-name="Hyperlink" style:family="text">
      <style:text-properties style:font-name="Times New Roman"/>
    </style:style>
    <style:style style:name="P39" style:parent-style-name="TOC3" style:family="paragraph">
      <style:paragraph-properties>
        <style:tab-stops>
          <style:tab-stop style:type="right" style:leader-style="dotted" style:leader-text="." style:position="5.9555in"/>
        </style:tab-stops>
      </style:paragraph-properties>
    </style:style>
    <style:style style:name="T40" style:parent-style-name="Hyperlink" style:family="text">
      <style:text-properties style:font-name="Times New Roman" style:font-name-asian="Times New Roman" style:language-asian="en" style:country-asian="IE"/>
    </style:style>
    <style:style style:name="P41" style:parent-style-name="TOC3" style:family="paragraph">
      <style:paragraph-properties>
        <style:tab-stops>
          <style:tab-stop style:type="right" style:leader-style="dotted" style:leader-text="." style:position="5.9555in"/>
        </style:tab-stops>
      </style:paragraph-properties>
    </style:style>
    <style:style style:name="T42" style:parent-style-name="Hyperlink" style:family="text">
      <style:text-properties style:font-name="Times New Roman" style:font-name-asian="Times New Roman" style:language-asian="en" style:country-asian="IE"/>
    </style:style>
    <style:style style:name="P43" style:parent-style-name="TOC3" style:family="paragraph">
      <style:paragraph-properties>
        <style:tab-stops>
          <style:tab-stop style:type="right" style:leader-style="dotted" style:leader-text="." style:position="5.9555in"/>
        </style:tab-stops>
      </style:paragraph-properties>
    </style:style>
    <style:style style:name="T44" style:parent-style-name="Hyperlink" style:family="text">
      <style:text-properties style:font-name="Times New Roman"/>
    </style:style>
    <style:style style:name="P45" style:parent-style-name="TOC3" style:family="paragraph">
      <style:paragraph-properties>
        <style:tab-stops>
          <style:tab-stop style:type="right" style:leader-style="dotted" style:leader-text="." style:position="5.9555in"/>
        </style:tab-stops>
      </style:paragraph-properties>
    </style:style>
    <style:style style:name="T46" style:parent-style-name="Hyperlink" style:family="text">
      <style:text-properties style:font-name="Times New Roman"/>
    </style:style>
    <style:style style:name="P47" style:parent-style-name="TOC3" style:family="paragraph">
      <style:paragraph-properties>
        <style:tab-stops>
          <style:tab-stop style:type="right" style:leader-style="dotted" style:leader-text="." style:position="5.9555in"/>
        </style:tab-stops>
      </style:paragraph-properties>
    </style:style>
    <style:style style:name="T48" style:parent-style-name="Hyperlink" style:family="text">
      <style:text-properties style:font-name="Times New Roman"/>
    </style:style>
    <style:style style:name="P49" style:parent-style-name="TOC3" style:family="paragraph">
      <style:paragraph-properties>
        <style:tab-stops>
          <style:tab-stop style:type="right" style:leader-style="dotted" style:leader-text="." style:position="5.9555in"/>
        </style:tab-stops>
      </style:paragraph-properties>
    </style:style>
    <style:style style:name="T50" style:parent-style-name="Hyperlink" style:family="text">
      <style:text-properties style:font-name="Times New Roman"/>
    </style:style>
    <style:style style:name="P51" style:parent-style-name="TOC3" style:family="paragraph">
      <style:paragraph-properties>
        <style:tab-stops>
          <style:tab-stop style:type="right" style:leader-style="dotted" style:leader-text="." style:position="5.9555in"/>
        </style:tab-stops>
      </style:paragraph-properties>
    </style:style>
    <style:style style:name="T52" style:parent-style-name="Hyperlink" style:family="text">
      <style:text-properties style:font-name="Times New Roman"/>
    </style:style>
    <style:style style:name="P53" style:parent-style-name="Normal" style:family="paragraph">
      <style:text-properties style:font-name="Times New Roman" fo:font-size="12pt" style:font-size-asian="12pt" style:font-size-complex="12pt" fo:hyphenate="true"/>
    </style:style>
    <style:style style:name="P54" style:parent-style-name="Normal" style:family="paragraph">
      <style:text-properties style:font-name="Times New Roman" fo:font-size="12pt" style:font-size-asian="12pt" style:font-size-complex="12pt" fo:hyphenate="true"/>
    </style:style>
    <style:style style:name="P55" style:parent-style-name="Normal" style:family="paragraph">
      <style:text-properties style:font-name="Times New Roman" fo:font-size="12pt" style:font-size-asian="12pt" style:font-size-complex="12pt" fo:hyphenate="true"/>
    </style:style>
    <style:style style:name="P56" style:parent-style-name="Normal" style:family="paragraph">
      <style:text-properties style:font-name="Times New Roman" fo:font-size="12pt" style:font-size-asian="12pt" style:font-size-complex="12pt" fo:hyphenate="true"/>
    </style:style>
    <style:style style:name="P57" style:parent-style-name="Normal" style:family="paragraph">
      <style:text-properties style:font-name="Times New Roman" fo:font-size="12pt" style:font-size-asian="12pt" style:font-size-complex="12pt" fo:hyphenate="true"/>
    </style:style>
    <style:style style:name="P58" style:parent-style-name="Normal" style:family="paragraph">
      <style:text-properties style:font-name="Times New Roman" fo:font-size="12pt" style:font-size-asian="12pt" style:font-size-complex="12pt" fo:hyphenate="true"/>
    </style:style>
    <style:style style:name="P59" style:parent-style-name="Normal" style:family="paragraph">
      <style:text-properties style:font-name="Times New Roman" fo:font-size="12pt" style:font-size-asian="12pt" style:font-size-complex="12pt" fo:hyphenate="true"/>
    </style:style>
    <style:style style:name="P60" style:parent-style-name="Normal" style:family="paragraph">
      <style:text-properties style:font-name="Times New Roman" fo:font-size="12pt" style:font-size-asian="12pt" style:font-size-complex="12pt" fo:hyphenate="true"/>
    </style:style>
    <style:style style:name="P61" style:parent-style-name="Normal" style:family="paragraph">
      <style:text-properties style:font-name="Times New Roman" fo:font-size="12pt" style:font-size-asian="12pt" style:font-size-complex="12pt" fo:hyphenate="true"/>
    </style:style>
    <style:style style:name="P62" style:parent-style-name="Normal" style:family="paragraph">
      <style:text-properties style:font-name="Times New Roman" fo:font-size="12pt" style:font-size-asian="12pt" style:font-size-complex="12pt" fo:hyphenate="true"/>
    </style:style>
    <style:style style:name="P63" style:parent-style-name="Normal" style:family="paragraph">
      <style:text-properties style:font-name="Times New Roman" fo:font-size="12pt" style:font-size-asian="12pt" style:font-size-complex="12pt" fo:hyphenate="true"/>
    </style:style>
    <style:style style:name="P64" style:parent-style-name="Normal" style:family="paragraph">
      <style:text-properties style:font-name="Times New Roman" fo:font-size="12pt" style:font-size-asian="12pt" style:font-size-complex="12pt" fo:hyphenate="true"/>
    </style:style>
    <style:style style:name="P65" style:parent-style-name="Normal" style:family="paragraph">
      <style:text-properties style:font-name="Times New Roman" fo:font-size="12pt" style:font-size-asian="12pt" style:font-size-complex="12pt" fo:hyphenate="true"/>
    </style:style>
    <style:style style:name="P66" style:parent-style-name="Normal" style:family="paragraph">
      <style:text-properties style:font-name="Times New Roman" fo:font-size="12pt" style:font-size-asian="12pt" style:font-size-complex="12pt" fo:hyphenate="true"/>
    </style:style>
    <style:style style:name="P67" style:parent-style-name="Normal" style:family="paragraph">
      <style:text-properties style:font-name="Times New Roman" fo:font-size="12pt" style:font-size-asian="12pt" style:font-size-complex="12pt" fo:hyphenate="true"/>
    </style:style>
    <style:style style:name="P68" style:parent-style-name="Normal" style:family="paragraph">
      <style:text-properties style:font-name="Times New Roman" fo:font-size="12pt" style:font-size-asian="12pt" style:font-size-complex="12pt" fo:hyphenate="true"/>
    </style:style>
    <style:style style:name="P69" style:parent-style-name="Normal" style:family="paragraph">
      <style:text-properties style:font-name="Times New Roman" fo:font-size="12pt" style:font-size-asian="12pt" style:font-size-complex="12pt" fo:hyphenate="true"/>
    </style:style>
    <style:style style:name="P70" style:parent-style-name="Normal" style:family="paragraph">
      <style:text-properties style:font-name="Times New Roman" fo:font-size="12pt" style:font-size-asian="12pt" style:font-size-complex="12pt" fo:hyphenate="true"/>
    </style:style>
    <style:style style:name="P71" style:parent-style-name="Normal" style:family="paragraph">
      <style:text-properties style:font-name="Times New Roman" fo:font-size="12pt" style:font-size-asian="12pt" style:font-size-complex="12pt" fo:hyphenate="true"/>
    </style:style>
    <style:style style:name="P72" style:parent-style-name="Normal" style:family="paragraph">
      <style:text-properties style:font-name="Times New Roman" fo:font-size="12pt" style:font-size-asian="12pt" style:font-size-complex="12pt" fo:hyphenate="true"/>
    </style:style>
    <style:style style:name="T73" style:parent-style-name="DefaultParagraphFont" style:family="text">
      <style:text-properties style:font-name="Times New Roman" style:font-name-complex="Times New Roman" fo:font-weight="bold" style:font-weight-asian="bold" style:use-window-font-color="true"/>
    </style:style>
    <style:style style:name="P74" style:parent-style-name="Normal" style:family="paragraph">
      <style:text-properties style:font-name="Times New Roman" fo:font-size="12pt" style:font-size-asian="12pt" style:font-size-complex="12pt"/>
    </style:style>
    <style:style style:name="T75" style:parent-style-name="DefaultParagraphFont" style:family="text">
      <style:text-properties style:font-name="Times New Roman" fo:font-size="12pt" style:font-size-asian="12pt" style:font-size-complex="12pt"/>
    </style:style>
    <style:style style:name="T76" style:parent-style-name="DefaultParagraphFont" style:family="text">
      <style:text-properties style:font-name="Times New Roman" fo:font-size="12pt" style:font-size-asian="12pt" style:font-size-complex="12pt"/>
    </style:style>
    <style:style style:name="T77" style:parent-style-name="DefaultParagraphFont" style:family="text">
      <style:text-properties style:font-name="Times New Roman" fo:font-size="12pt" style:font-size-asian="12pt" style:font-size-complex="12pt"/>
    </style:style>
    <style:style style:name="T78" style:parent-style-name="DefaultParagraphFont" style:family="text">
      <style:text-properties style:font-name="Times New Roman" fo:font-size="12pt" style:font-size-asian="12pt" style:font-size-complex="12pt"/>
    </style:style>
    <style:style style:name="T79" style:parent-style-name="DefaultParagraphFont" style:family="text">
      <style:text-properties style:font-name="Times New Roman" fo:font-size="12pt" style:font-size-asian="12pt" style:font-size-complex="12pt"/>
    </style:style>
    <style:style style:name="T80" style:parent-style-name="DefaultParagraphFont" style:family="text">
      <style:text-properties style:font-name="Times New Roman" style:font-name-complex="Times New Roman" fo:font-weight="bold" style:font-weight-asian="bold" style:use-window-font-color="true"/>
    </style:style>
    <style:style style:name="P81" style:parent-style-name="Normal" style:family="paragraph">
      <style:text-properties style:font-name="Times New Roman" fo:font-size="12pt" style:font-size-asian="12pt" style:font-size-complex="12pt"/>
    </style:style>
    <style:style style:name="P82" style:parent-style-name="Normal" style:family="paragraph">
      <style:text-properties style:font-name="Times New Roman" fo:font-size="12pt" style:font-size-asian="12pt" style:font-size-complex="12pt"/>
    </style:style>
    <style:style style:name="P83" style:parent-style-name="Normal" style:family="paragraph">
      <style:text-properties style:font-name="Times New Roman" fo:font-size="12pt" style:font-size-asian="12pt" style:font-size-complex="12pt"/>
    </style:style>
    <style:style style:name="P84" style:parent-style-name="Normal" style:family="paragraph">
      <style:paragraph-properties fo:text-align="justify" fo:margin-bottom="0in" fo:line-height="100%"/>
      <style:text-properties fo:hyphenate="true"/>
    </style:style>
    <style:style style:name="T85" style:parent-style-name="DefaultParagraphFont" style:family="text">
      <style:text-properties style:font-name="Times New Roman" fo:font-size="12pt" style:font-size-asian="12pt" style:font-size-complex="12pt"/>
    </style:style>
    <style:style style:name="T86" style:parent-style-name="DefaultParagraphFont" style:family="text">
      <style:text-properties style:font-name="Times New Roman" fo:font-size="12pt" style:font-size-asian="12pt" style:font-size-complex="12pt"/>
    </style:style>
    <style:style style:name="T87"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88"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89"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90"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91"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92"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T93" style:parent-style-name="DefaultParagraphFont" style:family="text">
      <style:text-properties style:font-name="Times New Roman" style:font-name-asian="Times New Roman" style:font-name-complex="Times New Roman" fo:font-weight="bold" style:font-weight-asian="bold" style:use-window-font-color="true" style:language-asian="en" style:country-asian="IE"/>
    </style:style>
    <style:style style:name="P94" style:parent-style-name="Normal" style:family="paragraph">
      <style:paragraph-properties fo:text-align="justify" style:vertical-align="auto" fo:margin-bottom="0in" fo:line-height="100%"/>
      <style:text-properties fo:hyphenate="true"/>
    </style:style>
    <style:style style:name="T95" style:parent-style-name="DefaultParagraphFont" style:family="text">
      <style:text-properties style:font-name="Times New Roman" style:font-name-asian="Times New Roman" fo:font-size="12pt" style:font-size-asian="12pt" style:font-size-complex="12pt" style:language-asian="en" style:country-asian="IE"/>
    </style:style>
    <style:style style:name="T96" style:parent-style-name="DefaultParagraphFont" style:family="text">
      <style:text-properties style:font-name="Times New Roman" style:font-name-asian="Times New Roman" fo:font-size="12pt" style:font-size-asian="12pt" style:font-size-complex="12pt" style:language-asian="en" style:country-asian="IE"/>
    </style:style>
    <style:style style:name="T97" style:parent-style-name="DefaultParagraphFont" style:family="text">
      <style:text-properties style:font-name="Times New Roman" style:font-name-asian="Times New Roman" fo:font-size="12pt" style:font-size-asian="12pt" style:font-size-complex="12pt" style:language-asian="en" style:country-asian="IE"/>
    </style:style>
    <style:style style:name="T98" style:parent-style-name="DefaultParagraphFont" style:family="text">
      <style:text-properties style:font-name="Times New Roman" style:font-name-asian="Times New Roman" fo:font-size="12pt" style:font-size-asian="12pt" style:font-size-complex="12pt" style:language-asian="en" style:country-asian="IE"/>
    </style:style>
    <style:style style:name="T99" style:parent-style-name="DefaultParagraphFont" style:family="text">
      <style:text-properties style:font-name="Times New Roman" style:font-name-asian="Times New Roman" fo:font-size="12pt" style:font-size-asian="12pt" style:font-size-complex="12pt" style:language-asian="en" style:country-asian="IE"/>
    </style:style>
    <style:style style:name="T100" style:parent-style-name="DefaultParagraphFont" style:family="text">
      <style:text-properties style:font-name="Times New Roman" style:font-name-asian="Times New Roman" fo:font-size="12pt" style:font-size-asian="12pt" style:font-size-complex="12pt" style:language-asian="en" style:country-asian="IE"/>
    </style:style>
    <style:style style:name="T101" style:parent-style-name="DefaultParagraphFont" style:family="text">
      <style:text-properties style:font-name="Times New Roman" style:font-name-asian="Times New Roman" fo:font-size="12pt" style:font-size-asian="12pt" style:font-size-complex="12pt" style:language-asian="en" style:country-asian="IE"/>
    </style:style>
    <style:style style:name="T102" style:parent-style-name="DefaultParagraphFont" style:family="text">
      <style:text-properties style:font-name="Times New Roman" style:font-name-asian="Times New Roman" fo:font-size="12pt" style:font-size-asian="12pt" style:font-size-complex="12pt" style:language-asian="en" style:country-asian="IE"/>
    </style:style>
    <style:style style:name="T103" style:parent-style-name="DefaultParagraphFont" style:family="text">
      <style:text-properties style:font-name="Times New Roman" style:font-name-asian="Times New Roman" fo:font-size="12pt" style:font-size-asian="12pt" style:font-size-complex="12pt" style:language-asian="en" style:country-asian="IE"/>
    </style:style>
    <style:style style:name="P104" style:parent-style-name="Normal" style:family="paragraph">
      <style:paragraph-properties fo:text-align="justify" style:vertical-align="auto" fo:margin-bottom="0in" fo:line-height="100%"/>
      <style:text-properties style:font-name="Times New Roman" style:font-name-asian="Times New Roman" fo:font-size="12pt" style:font-size-asian="12pt" style:font-size-complex="12pt" style:language-asian="en" style:country-asian="IE" fo:hyphenate="true"/>
    </style:style>
    <style:style style:name="P105" style:parent-style-name="Normal" style:family="paragraph">
      <style:paragraph-properties fo:text-align="justify" style:vertical-align="auto" fo:margin-bottom="0in" fo:line-height="100%"/>
      <style:text-properties fo:hyphenate="true"/>
    </style:style>
    <style:style style:name="T106" style:parent-style-name="DefaultParagraphFont" style:family="text">
      <style:text-properties style:font-name="Times New Roman" style:font-name-asian="Times New Roman" fo:font-size="12pt" style:font-size-asian="12pt" style:font-size-complex="12pt" style:language-asian="en" style:country-asian="IE"/>
    </style:style>
    <style:style style:name="T107" style:parent-style-name="DefaultParagraphFont" style:family="text">
      <style:text-properties style:font-name="Times New Roman" style:font-name-asian="Times New Roman" fo:font-size="12pt" style:font-size-asian="12pt" style:font-size-complex="12pt" style:language-asian="en" style:country-asian="IE"/>
    </style:style>
    <style:style style:name="T108" style:parent-style-name="DefaultParagraphFont" style:family="text">
      <style:text-properties style:font-name="Times New Roman" style:font-name-asian="Times New Roman" fo:font-size="12pt" style:font-size-asian="12pt" style:font-size-complex="12pt" style:language-asian="en" style:country-asian="IE"/>
    </style:style>
    <style:style style:name="T109" style:parent-style-name="DefaultParagraphFont" style:family="text">
      <style:text-properties style:font-name="Times New Roman" style:font-name-asian="Times New Roman" fo:font-size="12pt" style:font-size-asian="12pt" style:font-size-complex="12pt" style:language-asian="en" style:country-asian="IE"/>
    </style:style>
    <style:style style:name="T110" style:parent-style-name="DefaultParagraphFont" style:family="text">
      <style:text-properties style:font-name="Times New Roman" style:font-name-asian="Times New Roman" fo:font-size="12pt" style:font-size-asian="12pt" style:font-size-complex="12pt" style:language-asian="en" style:country-asian="IE"/>
    </style:style>
    <style:style style:name="P111" style:parent-style-name="Normal" style:family="paragraph">
      <style:paragraph-properties fo:text-align="justify" fo:margin-bottom="0in" fo:line-height="100%"/>
      <style:text-properties style:font-name="Times New Roman" style:font-name-asian="Times New Roman" fo:font-size="12pt" style:font-size-asian="12pt" style:font-size-complex="12pt" style:language-asian="en" style:country-asian="IE" fo:hyphenate="true"/>
    </style:style>
    <style:style style:name="T112"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3"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4"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5"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6"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7"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8"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19"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20"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21"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22" style:parent-style-name="DefaultParagraphFont" style:family="text">
      <style:text-properties style:font-name="Times New Roman" fo:font-weight="bold" style:font-weight-asian="bold" fo:font-size="12pt" style:font-size-asian="12pt" style:font-size-complex="12pt" style:language-asian="en" style:country-asian="IE"/>
    </style:style>
    <style:style style:name="T123" style:parent-style-name="DefaultParagraphFont" style:family="text">
      <style:text-properties style:font-name="Times New Roman" style:font-name-asian="Times New Roman" fo:font-size="12pt" style:font-size-asian="12pt" style:font-size-complex="12pt" style:language-asian="en" style:country-asian="IE"/>
    </style:style>
    <style:style style:name="T124" style:parent-style-name="DefaultParagraphFont" style:family="text">
      <style:text-properties style:font-name="Times New Roman" style:font-name-asian="Times New Roman" fo:font-size="12pt" style:font-size-asian="12pt" style:font-size-complex="12pt" style:language-asian="en" style:country-asian="IE"/>
    </style:style>
    <style:style style:name="T125" style:parent-style-name="DefaultParagraphFont" style:family="text">
      <style:text-properties style:font-name="Times New Roman" style:font-name-asian="Times New Roman" fo:font-size="12pt" style:font-size-asian="12pt" style:font-size-complex="12pt" style:language-asian="en" style:country-asian="IE"/>
    </style:style>
    <style:style style:name="T126" style:parent-style-name="DefaultParagraphFont" style:family="text">
      <style:text-properties style:font-name="Times New Roman" style:font-name-asian="Times New Roman" fo:font-size="12pt" style:font-size-asian="12pt" style:font-size-complex="12pt" style:language-asian="en" style:country-asian="IE"/>
    </style:style>
    <style:style style:name="T127" style:parent-style-name="DefaultParagraphFont" style:family="text">
      <style:text-properties style:font-name="Times New Roman" style:font-name-asian="Times New Roman" fo:font-size="12pt" style:font-size-asian="12pt" style:font-size-complex="12pt" style:language-asian="en" style:country-asian="IE"/>
    </style:style>
    <style:style style:name="T128" style:parent-style-name="DefaultParagraphFont" style:family="text">
      <style:text-properties style:font-name="Times New Roman" style:font-name-asian="Times New Roman" fo:font-size="12pt" style:font-size-asian="12pt" style:font-size-complex="12pt" style:language-asian="en" style:country-asian="IE"/>
    </style:style>
    <style:style style:name="T129" style:parent-style-name="DefaultParagraphFont" style:family="text">
      <style:text-properties style:font-name="Times New Roman" style:font-name-asian="Times New Roman" fo:font-size="12pt" style:font-size-asian="12pt" style:font-size-complex="12pt" style:language-asian="en" style:country-asian="IE"/>
    </style:style>
    <style:style style:name="T130" style:parent-style-name="DefaultParagraphFont" style:family="text">
      <style:text-properties style:font-name="Times New Roman" style:font-name-complex="Times New Roman" fo:font-weight="bold" style:font-weight-asian="bold" style:use-window-font-color="true"/>
    </style:style>
    <style:style style:name="T131" style:parent-style-name="DefaultParagraphFont" style:family="text">
      <style:text-properties style:font-name="Times New Roman" style:font-name-complex="Times New Roman" fo:font-weight="bold" style:font-weight-asian="bold" style:use-window-font-color="true"/>
    </style:style>
    <style:style style:name="T132" style:parent-style-name="DefaultParagraphFont" style:family="text">
      <style:text-properties style:font-name="Times New Roman" style:font-name-complex="Times New Roman" fo:font-weight="bold" style:font-weight-asian="bold" style:use-window-font-color="true"/>
    </style:style>
    <style:style style:name="T133" style:parent-style-name="DefaultParagraphFont" style:family="text">
      <style:text-properties style:font-name="Times New Roman" style:font-name-complex="Times New Roman" fo:font-weight="bold" style:font-weight-asian="bold" style:use-window-font-color="true"/>
    </style:style>
    <style:style style:name="T134" style:parent-style-name="DefaultParagraphFont" style:family="text">
      <style:text-properties style:font-name="Times New Roman" style:font-name-complex="Times New Roman" fo:font-weight="bold" style:font-weight-asian="bold" style:use-window-font-color="true"/>
    </style:style>
    <style:style style:name="P135" style:parent-style-name="Normal" style:family="paragraph">
      <style:text-properties style:font-name="Times New Roman" fo:font-size="12pt" style:font-size-asian="12pt" style:font-size-complex="12pt"/>
    </style:style>
    <style:style style:name="P136" style:parent-style-name="Normal" style:family="paragraph">
      <style:text-properties style:font-name="Times New Roman" fo:font-size="12pt" style:font-size-asian="12pt" style:font-size-complex="12pt"/>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fo:font-size="12pt" style:font-size-asian="12pt" style:font-size-complex="12pt"/>
    </style:style>
    <style:style style:name="T139" style:parent-style-name="DefaultParagraphFont" style:family="text">
      <style:text-properties style:font-name="Times New Roman" fo:font-size="12pt" style:font-size-asian="12pt" style:font-size-complex="12pt"/>
    </style:style>
    <style:style style:name="T140" style:parent-style-name="DefaultParagraphFont" style:family="text">
      <style:text-properties style:font-name="Times New Roman" fo:font-size="12pt" style:font-size-asian="12pt" style:font-size-complex="12pt"/>
    </style:style>
    <style:style style:name="T141" style:parent-style-name="DefaultParagraphFont" style:family="text">
      <style:text-properties style:font-name="Times New Roman" fo:font-size="12pt" style:font-size-asian="12pt" style:font-size-complex="12pt"/>
    </style:style>
    <style:style style:name="T142" style:parent-style-name="DefaultParagraphFont" style:family="text">
      <style:text-properties style:font-name="Times New Roman" style:font-name-complex="Times New Roman" fo:font-weight="bold" style:font-weight-asian="bold" style:use-window-font-color="true"/>
    </style:style>
    <style:style style:name="T143" style:parent-style-name="DefaultParagraphFont" style:family="text">
      <style:text-properties style:font-name="Times New Roman" style:font-name-complex="Times New Roman" fo:font-weight="bold" style:font-weight-asian="bold" style:use-window-font-color="true"/>
    </style:style>
    <style:style style:name="P144" style:parent-style-name="Normal" style:family="paragraph">
      <style:text-properties style:font-name="Times New Roman" fo:font-size="12pt" style:font-size-asian="12pt" style:font-size-complex="12pt"/>
    </style:style>
    <style:style style:name="P145" style:parent-style-name="Normal" style:family="paragraph">
      <style:text-properties style:font-name="Times New Roman" fo:font-size="12pt" style:font-size-asian="12pt" style:font-size-complex="12pt"/>
    </style:style>
    <style:style style:name="P146" style:parent-style-name="Normal" style:family="paragraph">
      <style:text-properties style:font-name="Times New Roman" fo:font-size="12pt" style:font-size-asian="12pt" style:font-size-complex="12pt"/>
    </style:style>
    <style:style style:name="P147" style:parent-style-name="Heading3" style:family="paragraph">
      <style:text-properties style:font-name="Times New Roman" style:font-name-complex="Times New Roman" fo:font-weight="bold" style:font-weight-asian="bold" style:use-window-font-color="true"/>
    </style:style>
    <style:style style:name="P148" style:parent-style-name="Normal" style:family="paragraph">
      <style:text-properties style:font-name="Times New Roman" fo:font-size="12pt" style:font-size-asian="12pt" style:font-size-complex="12pt"/>
    </style:style>
    <style:style style:name="P149" style:parent-style-name="Normal" style:family="paragraph">
      <style:text-properties style:font-name="Times New Roman" fo:font-size="12pt" style:font-size-asian="12pt" style:font-size-complex="12pt"/>
    </style:style>
    <style:style style:name="P150" style:parent-style-name="Normal" style:family="paragraph">
      <style:text-properties style:font-name="Times New Roman" fo:font-size="12pt" style:font-size-asian="12pt" style:font-size-complex="12pt"/>
    </style:style>
    <style:style style:name="T151" style:parent-style-name="DefaultParagraphFont" style:family="text">
      <style:text-properties style:font-name="Times New Roman" style:font-name-complex="Times New Roman" fo:font-weight="bold" style:font-weight-asian="bold" style:use-window-font-color="true"/>
    </style:style>
    <style:style style:name="T152" style:parent-style-name="DefaultParagraphFont" style:family="text">
      <style:text-properties style:font-name="Times New Roman" style:font-name-complex="Times New Roman" fo:font-weight="bold" style:font-weight-asian="bold" style:use-window-font-color="true"/>
    </style:style>
    <style:style style:name="T153" style:parent-style-name="DefaultParagraphFont" style:family="text">
      <style:text-properties style:font-name="Times New Roman" style:font-name-complex="Times New Roman" fo:font-weight="bold" style:font-weight-asian="bold" style:use-window-font-color="true"/>
    </style:style>
    <style:style style:name="T154" style:parent-style-name="DefaultParagraphFont" style:family="text">
      <style:text-properties style:font-name="Times New Roman" style:font-name-complex="Times New Roman" fo:font-weight="bold" style:font-weight-asian="bold" style:use-window-font-color="true"/>
    </style:style>
    <style:style style:name="T155" style:parent-style-name="DefaultParagraphFont" style:family="text">
      <style:text-properties style:font-name="Times New Roman" style:font-name-complex="Times New Roman" fo:font-weight="bold" style:font-weight-asian="bold" style:use-window-font-color="true"/>
    </style:style>
    <style:style style:name="T156" style:parent-style-name="DefaultParagraphFont" style:family="text">
      <style:text-properties style:font-name="Times New Roman" style:font-name-complex="Times New Roman" fo:font-weight="bold" style:font-weight-asian="bold" style:use-window-font-color="true"/>
    </style:style>
    <style:style style:name="T157" style:parent-style-name="DefaultParagraphFont" style:family="text">
      <style:text-properties style:font-name="Times New Roman" style:font-name-complex="Times New Roman" fo:font-weight="bold" style:font-weight-asian="bold" style:use-window-font-color="true"/>
    </style:style>
    <style:style style:name="P158" style:parent-style-name="Normal" style:family="paragraph">
      <style:text-properties style:font-name="Times New Roman" fo:font-size="12pt" style:font-size-asian="12pt" style:font-size-complex="12pt"/>
    </style:style>
    <style:style style:name="P159" style:parent-style-name="Normal" style:family="paragraph">
      <style:text-properties style:font-name="Times New Roman" fo:font-size="12pt" style:font-size-asian="12pt" style:font-size-complex="12pt"/>
    </style:style>
    <style:style style:name="P160" style:parent-style-name="Normal" style:family="paragraph">
      <style:text-properties style:font-name="Times New Roman" fo:font-size="12pt" style:font-size-asian="12pt" style:font-size-complex="12pt"/>
    </style:style>
    <style:style style:name="P161" style:parent-style-name="Normal" style:family="paragraph">
      <style:text-properties style:font-name="Times New Roman" fo:font-size="12pt" style:font-size-asian="12pt" style:font-size-complex="12pt"/>
    </style:style>
    <style:style style:name="P162" style:parent-style-name="Normal" style:family="paragraph">
      <style:text-properties style:font-name="Times New Roman" fo:font-size="12pt" style:font-size-asian="12pt" style:font-size-complex="12pt"/>
    </style:style>
    <style:style style:name="P163" style:parent-style-name="Normal" style:family="paragraph">
      <style:text-properties style:font-name="Times New Roman" fo:font-size="12pt" style:font-size-asian="12pt" style:font-size-complex="12pt"/>
    </style:style>
    <style:style style:name="T164" style:parent-style-name="DefaultParagraphFont" style:family="text">
      <style:text-properties style:font-name="Times New Roman" style:font-name-complex="Times New Roman" fo:font-weight="bold" style:font-weight-asian="bold" style:use-window-font-color="true"/>
    </style:style>
    <style:style style:name="T165" style:parent-style-name="DefaultParagraphFont" style:family="text">
      <style:text-properties style:font-name="Times New Roman" fo:font-size="12pt" style:font-size-asian="12pt" style:font-size-complex="12pt"/>
    </style:style>
    <style:style style:name="T166" style:parent-style-name="DefaultParagraphFont" style:family="text">
      <style:text-properties style:font-name="Times New Roman" fo:font-size="12pt" style:font-size-asian="12pt" style:font-size-complex="12pt"/>
    </style:style>
    <style:style style:name="T167" style:parent-style-name="DefaultParagraphFont" style:family="text">
      <style:text-properties style:font-name="Times New Roman" fo:font-size="12pt" style:font-size-asian="12pt" style:font-size-complex="12pt"/>
    </style:style>
    <style:style style:name="T168" style:parent-style-name="DefaultParagraphFont" style:family="text">
      <style:text-properties style:font-name="Times New Roman" fo:font-size="12pt" style:font-size-asian="12pt" style:font-size-complex="12pt"/>
    </style:style>
    <style:style style:name="T169" style:parent-style-name="DefaultParagraphFont" style:family="text">
      <style:text-properties style:font-name="Times New Roman" fo:font-size="12pt" style:font-size-asian="12pt" style:font-size-complex="12pt"/>
    </style:style>
    <style:style style:name="T170" style:parent-style-name="DefaultParagraphFont" style:family="text">
      <style:text-properties style:font-name="Times New Roman" fo:font-size="12pt" style:font-size-asian="12pt" style:font-size-complex="12pt"/>
    </style:style>
    <style:style style:name="T171" style:parent-style-name="DefaultParagraphFont" style:family="text">
      <style:text-properties style:font-name="Times New Roman" fo:font-size="12pt" style:font-size-asian="12pt" style:font-size-complex="12pt"/>
    </style:style>
    <style:style style:name="T172" style:parent-style-name="DefaultParagraphFont" style:family="text">
      <style:text-properties style:font-name="Times New Roman" fo:font-size="12pt" style:font-size-asian="12pt" style:font-size-complex="12pt"/>
    </style:style>
    <style:style style:name="T173" style:parent-style-name="DefaultParagraphFont" style:family="text">
      <style:text-properties style:font-name="Times New Roman" fo:font-size="12pt" style:font-size-asian="12pt" style:font-size-complex="12pt"/>
    </style:style>
    <style:style style:name="T174" style:parent-style-name="DefaultParagraphFont" style:family="text">
      <style:text-properties style:font-name="Times New Roman" fo:font-size="12pt" style:font-size-asian="12pt" style:font-size-complex="12pt"/>
    </style:style>
    <style:style style:name="T175" style:parent-style-name="DefaultParagraphFont" style:family="text">
      <style:text-properties style:font-name="Times New Roman" fo:font-size="12pt" style:font-size-asian="12pt" style:font-size-complex="12pt"/>
    </style:style>
    <style:style style:family="graphic" style:name="a0">
      <style:graphic-properties draw:fill="solid" draw:fill-color="#5b9bd5" draw:opacity="100%" draw:stroke="none"/>
    </style:style>
    <style:style style:family="graphic" style:name="a2">
      <style:graphic-properties draw:fill="bitmap" draw:fill-image-name="a1" style:repeat="stretch" draw:opacity="100%" draw:stroke="none"/>
    </style:style>
    <style:style style:family="graphic" style:name="a3">
      <style:graphic-properties style:wrap="run-through" style:run-through="foreground" style:horizontal-rel="page" style:vertical-rel="page" style:horizontal-pos="from-left" style:vertical-pos="from-top"/>
    </style:style>
    <style:style style:family="graphic" style:name="a4"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style:style style:family="graphic" style:name="a5" style:parent-style-name="Graphics">
      <style:graphic-properties fo:wrap-option="wrap" fo:border="0.01042in none" fo:padding-top="0in" fo:padding-bottom="0in" fo:padding-left="1.75in" fo:padding-right="0.75in" fo:background-color="transparent" draw:textarea-vertical-align="bottom" draw:textarea-horizontal-align="left" style:wrap="parallel" style:wrap-contour="false" style:horizontal-rel="page" style:vertical-rel="page"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3"><draw:g draw:z-index="251662336" draw:name="Group 149" draw:id="id2" draw:style-name="a3" text:anchor-type="paragraph"><svg:title/><svg:desc/><draw:custom-shape svg:x="0.24375in" svg:y="0.26875in" svg:width="7.77917in" svg:height="1.31287in" draw:id="id0" draw:style-name="a0" draw:name="Rectangle 51"><svg:title/><svg:desc/><draw:enhanced-geometry draw:type="non-primitive" svg:viewBox="0 0 7312660 1129665" draw:enhanced-path="M ?f0 ?f0 L ?f1 ?f0 ?f1 ?f2 ?f3 ?f4 ?f0 ?f5 ?f0 ?f0 Z N" draw:text-areas="?f24 ?f26 ?f25 ?f27" draw:glue-points="?f28 ?f29 ?f30 ?f29 ?f30 ?f31 ?f32 ?f33 ?f28 ?f34 ?f28 ?f29" draw:glue-point-leaving-directions="-90, -90, -90, -90, -90, -90"><draw:equation draw:name="f0" draw:formula="0"/><draw:equation draw:name="f1" draw:formula="7312660"/><draw:equation draw:name="f2" draw:formula="1129665"/><draw:equation draw:name="f3" draw:formula="3619500"/><draw:equation draw:name="f4" draw:formula="733425"/><draw:equation draw:name="f5" draw:formula="1091565"/><draw:equation draw:name="f6" draw:formula="?f2 - ?f0"/><draw:equation draw:name="f7" draw:formula="?f1 - ?f0"/><draw:equation draw:name="f8" draw:formula="?f7 / 7312660"/><draw:equation draw:name="f9" draw:formula="?f6 / 1129665"/><draw:equation draw:name="f10" draw:formula="0 * ?f7"/><draw:equation draw:name="f11" draw:formula="7312660 * ?f7"/><draw:equation draw:name="f12" draw:formula="3619500 * ?f7"/><draw:equation draw:name="f13" draw:formula="0 * ?f6"/><draw:equation draw:name="f14" draw:formula="1129665 * ?f6"/><draw:equation draw:name="f15" draw:formula="733425 * ?f6"/><draw:equation draw:name="f16" draw:formula="1091565 * ?f6"/><draw:equation draw:name="f17" draw:formula="?f10 / 7312660"/><draw:equation draw:name="f18" draw:formula="?f11 / 7312660"/><draw:equation draw:name="f19" draw:formula="?f12 / 7312660"/><draw:equation draw:name="f20" draw:formula="?f13 / 1129665"/><draw:equation draw:name="f21" draw:formula="?f14 / 1129665"/><draw:equation draw:name="f22" draw:formula="?f15 / 1129665"/><draw:equation draw:name="f23" draw:formula="?f16 / 1129665"/><draw:equation draw:name="f24" draw:formula="?f0 / ?f8"/><draw:equation draw:name="f25" draw:formula="?f1 / ?f8"/><draw:equation draw:name="f26" draw:formula="?f0 / ?f9"/><draw:equation draw:name="f27" draw:formula="?f2 / ?f9"/><draw:equation draw:name="f28" draw:formula="?f17 / ?f8"/><draw:equation draw:name="f29" draw:formula="?f20 / ?f9"/><draw:equation draw:name="f30" draw:formula="?f18 / ?f8"/><draw:equation draw:name="f31" draw:formula="?f21 / ?f9"/><draw:equation draw:name="f32" draw:formula="?f19 / ?f8"/><draw:equation draw:name="f33" draw:formula="?f22 / ?f9"/><draw:equation draw:name="f34" draw:formula="?f23 / ?f9"/></draw:enhanced-geometry></draw:custom-shape><draw:custom-shape svg:x="0.24375in" svg:y="0.26875in" svg:width="7.77917in" svg:height="1.4125in" draw:id="id1" draw:style-name="a2" draw:name="Rectangle 151"><svg:title/><svg:desc/><draw:enhanced-geometry draw:type="non-primitive" svg:viewBox="0 0 21600 21600" draw:enhanced-path="M 0 0 L 21600 0 21600 21600 0 21600 Z N"/></draw:custom-shape></draw:g></text:span><text:span text:style-name="T4"><draw:frame draw:z-index="251660288" draw:id="id3" draw:style-name="a4" draw:name="Text Box 152" text:anchor-type="paragraph" svg:x="0.24375in" svg:y="9.56458in" svg:width="7.78056in" svg:height="1.06667in" style:rel-width="scale" style:rel-height="scale"><draw:text-box><text:p text:style-name="P5"><text:span text:style-name="T6">Team Snowflakes: Khurram</text:span><text:span text:style-name="T7"><text:s/>Farooq</text:span><text:span text:style-name="T8">, Yurika</text:span><text:span text:style-name="T9"><text:s/>Mae, Jean de deu, Zachary Kiernan</text:span><text:span text:style-name="T10">, Mark<text:s/></text:span><text:span text:style-name="T11">Ivory<text:s/></text:span><text:span text:style-name="T12">and Stephen</text:span><text:span text:style-name="T13"><text:s/>Boland</text:span></text:p><text:p text:style-name="P14"><text:span text:style-name="T15"><text:s text:c="5"/></text:span></text:p></draw:text-box><svg:title/><svg:desc/></draw:frame></text:span><text:span text:style-name="T16"><draw:frame draw:z-index="251659264" draw:id="id4" draw:style-name="a5" draw:name="Text Box 154" text:anchor-type="paragraph" svg:x="0.24375in" svg:y="3.50764in" svg:width="7.78056in" svg:height="4.2375in" style:rel-width="scale" style:rel-height="scale"><draw:text-box><text:p text:style-name="P17"><text:span text:style-name="T18">Exam Preparation and Test Taking Techniques in third level</text:span></text:p><text:p text:style-name="P19"><text:span text:style-name="T20">Presentation Essay</text:span></text:p></draw:text-box><svg:title/><svg:desc/></draw:frame></text:span></text:p>
      <text:p text:style-name="P21"/>
      <text:p text:style-name="P22"/>
      <text:p text:style-name="P23"/>
      <text:p text:style-name="P24"/>
      <text:p text:style-name="P25"/>
      <text:p text:style-name="P26"/>
      <text:p text:style-name="P27"/>
      <text:p text:style-name="P28"/>
      <text:p text:style-name="P29"/>
      <text:p text:style-name="P30"/>
      <text:p text:style-name="P31"><text:bookmark-start text:name="_Toc468383061"/></text:p>
      <text:p text:style-name="P32"/>
      <text:p text:style-name="P33"/>
      <text:p text:style-name="TOCHeading"><text:bookmark-start text:name="_Toc468816662"/>Contents<text:bookmark-end text:name="_Toc468816662"/></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34"><text:a xlink:href="#_Toc468816662" office:target-frame-name="_top" xlink:show="replace"><text:span text:style-name="Hyperlink">Contents</text:span><text:tab/>2</text:a></text:p>
          <text:p text:style-name="P35"><text:a xlink:href="#_Toc468816663" office:target-frame-name="_top" xlink:show="replace"><text:span text:style-name="T36">Introduction &amp; Overview</text:span><text:tab/>3</text:a></text:p>
          <text:p text:style-name="P37"><text:a xlink:href="#_Toc468816664" office:target-frame-name="_top" xlink:show="replace"><text:span text:style-name="T38">What Went into Creating Our Presentation</text:span><text:tab/>3</text:a></text:p>
          <text:p text:style-name="P39"><text:a xlink:href="#_Toc468816665" office:target-frame-name="_top" xlink:show="replace"><text:span text:style-name="T40">Effectiveness of Getting the Message Across</text:span><text:tab/>4</text:a></text:p>
          <text:p text:style-name="P41"><text:a xlink:href="#_Toc468816666" office:target-frame-name="_top" xlink:show="replace"><text:span text:style-name="T42">What Would the Group Do Differently and Why?</text:span><text:tab/>4</text:a></text:p>
          <text:p text:style-name="P43"><text:a xlink:href="#_Toc468816667" office:target-frame-name="_top" xlink:show="replace"><text:span text:style-name="T44">Format of The Presentation</text:span><text:tab/>5</text:a></text:p>
          <text:p text:style-name="P45"><text:a xlink:href="#_Toc468816668" office:target-frame-name="_top" xlink:show="replace"><text:span text:style-name="T46">The PowerPoint Slides</text:span><text:tab/>5</text:a></text:p>
          <text:p text:style-name="P47"><text:a xlink:href="#_Toc468816669" office:target-frame-name="_top" xlink:show="replace"><text:span text:style-name="T48">Public Speaking Skills</text:span><text:tab/>5</text:a></text:p>
          <text:p text:style-name="P49"><text:a xlink:href="#_Toc468816670" office:target-frame-name="_top" xlink:show="replace"><text:span text:style-name="T50">Evaluation of Power Point and Presentation Skills</text:span><text:tab/>6</text:a></text:p>
          <text:p text:style-name="P51"><text:a xlink:href="#_Toc468816671" office:target-frame-name="_top" xlink:show="replace"><text:span text:style-name="T52">Conclusion</text:span><text:tab/>7</text:a></text:p>
        </text:index-body>
      </text:table-of-content>
      <text:p text:style-name="Normal"/>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h text:style-name="Heading3" text:outline-level="3"><text:bookmark-start text:name="_Toc468816663"/><text:soft-page-break/><text:span text:style-name="T73">Introduction &amp; Overview</text:span><text:bookmark-end text:name="_Toc468383061"/><text:bookmark-end text:name="_Toc468816663"/></text:h>
      <text:p text:style-name="P74">Students face challenges throughout their lives especially in third level education. In my opinion the leaving certificate does not<text:s/>prepare us for the realities that we all face. Believe it or not but the of majority students do not study effectively for their exams or even have an efficient way to approach actual exams. Every student does what feels right to them and this is good for<text:s/>them if it works but some students need a guideline to follow and to learn from. How do I know this, because<text:s/>during my leaving certificate, I was one of<text:s/>them who did not prepare well enough for my exams.<text:s/>Exams are inevitable in every student’s life. We all must sit exams and most of us will reach a whole new level of stress whilst preparing for these.<text:s/></text:p>
      <text:p text:style-name="Normal"><text:span text:style-name="T75">With the right preparation exams are manageable for any student at any level. This is what our group’s topic is all about “Exam Pr</text:span><text:span text:style-name="T76">eparation and Test Taking Techniques in Third Level” and in this essay, we discuss how we brought our knowledge and research together to present this topic where we outlined some tips and tricks to take these tests and how to prepare for them effectively i</text:span><text:span text:style-name="T77">n advance.</text:span><text:span text:style-name="T78"><text:s/>A lot was involved in this process and it took a lot of hard work and careful time managing skills.<text:s/></text:span><text:span text:style-name="T79"><text:s/></text:span><text:bookmark-start text:name="_Toc468816664"/></text:p>
      <text:h text:style-name="Heading3" text:outline-level="3"><text:span text:style-name="T80">What Went into Creating Our Presentation</text:span><text:bookmark-end text:name="_Toc468816664"/></text:h>
      <text:p text:style-name="P81">At the beginning of this assignment we set-up a google slides document that each member of the group had access to. This was beneficial as it allowed us to work simultaneously on the presentation and message one another if we noticed an error in another member slides. We then divided up the topics to be discussed between the members of the group and agreed to have our individual topics finished two weeks before the presentation. This was important as it allowed our group enough time to review our presentation and correct any grammatical or visual issues with the presentation.</text:p>
      <text:p text:style-name="P82">The members of this group primarily used online resources to find the information required to discuss in detail the topics of our presentation. This was one area where we could have easily improved the quality and depth at which we spoke on our topics. Other sources of information such as Stella Cottrell’s books on study skills would have been relevant and useful for many aspects of our presentation such as exam tips and study methods.</text:p>
      <text:p text:style-name="P83">After each member of the group had completed their section of the presentation we used the study room available in Kevin Street library to review the layout to ensure that each section related in some form to the next topic to be discussed. As well as this, we also used the large television in the study room to check if images used in each member slides were of high enough quality. This ensured that while doing the presentation our audience would be able to observe the content without difficulty. This was another area of making the presentation where we didn’t act effectively as a group. Our time in Kevin Street library’s study room was a perfect opportunity for each member of our group to practice our sections of the presentation and allow the other members of the group to make any criticisms they thought would be relevant in ensuring the presentation was of the highest standard we could achieve.</text:p>
      <text:p text:style-name="P84"><text:span text:style-name="T85">On the day of the presentation all members of our group arriv</text:span><text:span text:style-name="T86">ed thirty minutes before the class began. This was to ensure the projector was aligned correctly and that the presentation was ready to begin on time which saved us a lot of time.</text:span></text:p>
      <text:h text:style-name="Heading3" text:outline-level="3"><text:bookmark-start text:name="_Toc468816665"/><text:span text:style-name="T87">Effectiveness of<text:s/></text:span><text:span text:style-name="T88">G</text:span><text:span text:style-name="T89">etting the<text:s/></text:span><text:span text:style-name="T90">M</text:span><text:span text:style-name="T91">essage<text:s/></text:span><text:span text:style-name="T92">A</text:span><text:span text:style-name="T93">cross</text:span><text:bookmark-end text:name="_Toc468816665"/></text:h>
      <text:p text:style-name="P94"><text:span text:style-name="T95">I</text:span><text:span text:style-name="T96">n some aspects of our<text:s/></text:span><text:span text:style-name="T97">presentation, we managed to get the message of it across by formally introducing ourselves and telling our audience what we are going to talk about. We listed the<text:s/></text:span><text:soft-page-break/><text:span text:style-name="T98">topics that we were going to cover in our introduction slide to ensure that the audience know</text:span><text:span text:style-name="T99">s what we will discuss in our presentation. Before jumping straight into Test-Taking Techniques, we discussed Exam Preparation in terms of studying- where and when it’s suitable and how to study effectively. We talked about the different learning styles to</text:span><text:span text:style-name="T100"><text:s/>let the audience think about which type of learner they are and provided some websites to help those who are visual learners to study effectively. In preparation for exams we gave some tips on how to write notes using flashcards and the many ways that cou</text:span><text:span text:style-name="T101">ld help a person study, i.e. joining a study group. We also gave a brief talk on time management and organisation, which unfortunately, overlapped with the Exam Preparation section. We may have lost the interest of our audience at that section but we quick</text:span><text:span text:style-name="T102">ly picked their interest back up with “Dealing with Stress” but again, “Planning Exam Day” overlapped with previous topics in the presentation. Our last topic in the presentation was about “Test-Taking Techniques” which talked about what to do before, duri</text:span><text:span text:style-name="T103">ng and after an exam and what not to do. We summarised everything in the conclusion and that was the end of the presentation.</text:span></text:p>
      <text:p text:style-name="P104"/>
      <text:p text:style-name="P105"><text:span text:style-name="T106">As much as we want to say that we got the message across effectively, we didn’t, in some aspects, like I mentioned above. The ove</text:span><text:span text:style-name="T107">rlap of content was due to very little thought given in regards to the topics. We as a group failed to meet up and go through each slide together and notice the similar topics being covered and we didn’t mention Stella Cottrell and her books on study skill</text:span><text:span text:style-name="T108">s, which resulted in our group being deducted marks. Also, some group mates were late at doing their part of the presentation and we didn’t have time to review our slides. Not enough research was conducted on some parts of the presentation and that also ma</text:span><text:span text:style-name="T109">y have contributed to our loss of marks. However, we did great on some topics in our presentation, such as the different types of learners and dealing with exam stress. The audience interacted by taking photos of the websites when advised to, for future re</text:span><text:span text:style-name="T110">ference.</text:span></text:p>
      <text:p text:style-name="P111"/>
      <text:p text:style-name="Normal"><text:bookmark-start text:name="_Toc468816666"/><text:span text:style-name="T112">What<text:s/></text:span><text:span text:style-name="T113">W</text:span><text:span text:style-name="T114">ould the<text:s/></text:span><text:span text:style-name="T115">G</text:span><text:span text:style-name="T116">roup<text:s/></text:span><text:span text:style-name="T117">D</text:span><text:span text:style-name="T118">o<text:s/></text:span><text:span text:style-name="T119">D</text:span><text:span text:style-name="T120">ifferently and<text:s/></text:span><text:span text:style-name="T121">W</text:span><text:span text:style-name="T122">hy?</text:span><text:bookmark-end text:name="_Toc468816666"/></text:p>
      <text:p text:style-name="Normal"><text:span text:style-name="T123">I</text:span><text:span text:style-name="T124">f our group were given the chance to do things differently, there are some things we would do differently in regards to teamwork and content. First, we would’ve set up our group chat at least one<text:s/></text:span><text:span text:style-name="T125">month prior to our presenting date. We would also meet and brainstorm ideas together and decide on who will do which topic in the meeting and conduct our own research based on our topics. In our second meeting, we would then discuss the research we’ve cond</text:span><text:span text:style-name="T126">ucted to each other and ensure that there is no repetition of information between each topic. Once we have the foundation of the presentation done, we would then meet again and begin making the presentation together. Initially, we made our slides for our p</text:span><text:span text:style-name="T127">resentation on Google Docs and uploaded them into a shared file, but even that didn’t work out as we didn’t have the input of our teammates to help us. It makes more sense to do it together so we could correct any mistakes on the spot, which in turn reduce</text:span><text:span text:style-name="T128">s time spent on checking for any mistakes. Our final meeting would involve running through the presentation again and again for us to practice our parts and to know what order we will be presenting in. We would also do a final review on our slides to make<text:s/></text:span><text:span text:style-name="T129">sure that it is perfect and we would also write cue cards if required. Finally, we would remember to reference Stella Cottrell and her books on study skills.</text:span></text:p>
      <text:h text:style-name="Heading3" text:outline-level="3"><text:bookmark-start text:name="_Toc468816667"/><text:span text:style-name="T130">Format of<text:s/></text:span><text:span text:style-name="T131">T</text:span><text:span text:style-name="T132">he<text:s/></text:span><text:span text:style-name="T133">P</text:span><text:span text:style-name="T134">resentation</text:span><text:bookmark-end text:name="_Toc468816667"/></text:h>
      <text:p text:style-name="P135">The ideal format of proper presentations is to have eye catching slides, using large writing and pictures. We tried our best to keep the amount of bullet points per slide to a maximum 4 and the words per bullet point to a maximum of 6. But this wasn’t always possible in some<text:s/><text:soft-page-break/>cases, as it would require us to leave out key points of information. It’s also important to make sure you choose the ideal border for your slides, and to make sure it doesn’t take up too much of the slide, as well as making sure the border doesn’t cover over any of the pictures you put in your slide.</text:p>
      <text:p text:style-name="P136">It’s also advised to stay away from certain colours, such as red or illuminous colours like yellow. This is because it can be hard to read or in the case of red, generally is associated with “wrong/danger” which is not the message we wanted to give out in<text:s/>your presentation. Overall, I’d like to think the format of our presentation was correct, to the best of our ability and followed the ideal presentation format.</text:p>
      <text:p text:style-name="Normal"><text:span text:style-name="T137">To end the presentation on a quote is also shows that the creator of the presentation is experi</text:span><text:span text:style-name="T138">enced in making and presenting. It’s important to note that it looks very bad if the speaker is unable to recite the quote from memory, which is why<text:s/></text:span><text:span text:style-name="T139">it’s</text:span><text:span text:style-name="T140"><text:s/>crucial to make sure the speaker has practiced their slides and know what they are talking about.</text:span><text:span text:style-name="T141"><text:s/>The actual power point slides needed work as well.</text:span></text:p>
      <text:h text:style-name="Heading3" text:outline-level="3"><text:bookmark-start text:name="_Toc468816668"/><text:span text:style-name="T142">The P</text:span><text:span text:style-name="T143">owerPoint Slides</text:span><text:bookmark-end text:name="_Toc468816668"/></text:h>
      <text:p text:style-name="P144">PowerPoint slides need to be consistent throughout your presentation, meaning the text sizes are all the same, decorative fonts are only used for headings and if writing is aligned to the left or right, that it should be aligned the same way on each slide. This leads to having an enjoyable, neat slide show. It is also worth noting that you should never over use animations in your presentation, and the odd animation is acceptable. The same goes for videos or short clips in your presentation,<text:s/>there should only be a couple if even that, and they should be kept short and relevant.</text:p>
      <text:p text:style-name="P145">A final check should always be done to ensure that slides don’t contain information that are repeating other slides in the presentation, and that slides are in the correct order, so the speaker won’t be thrown off on the day.</text:p>
      <text:p text:style-name="P146">I believed our PowerPoint slides were of a high standard, for the most part we had lots of pictures with minimal writing, which appealed to the viewers of the presentation as there was no “block of<text:s/>text” that would have been difficult to extract information from. However, we did forget to include a picture on our first slide, which is a key part of the presentation as it is the first contact with the audience.</text:p>
      <text:h text:style-name="P147" text:outline-level="3"><text:bookmark-start text:name="_Toc468816669"/>Public Speaking Skills<text:bookmark-end text:name="_Toc468816669"/></text:h>
      <text:p text:style-name="P148">Public speaking<text:s/>can be a hard skill to pick up if you really aren’t a people person. There is also a lot skills to be picked up while learning public speaking such as the importance of body language, engaging with your audience and being able to control your nerves. Other<text:s/>strategies to insure a successful presentation is to plan and practice your presentation, which in the case of our group, we did not get the chance to practice our presentation, which led to the downfall of our presentation in some areas, and the repetition of content. This is a prime example of why practice and planning are very important strategies in public speaking. It’s also important to be confident in yourself when you begin your presentation, as if you don’t believe in yourself, how can others?<text:s/></text:p>
      <text:p text:style-name="P149">A<text:s/>speaker needs to have sufficient researched done that they would be able to answer any questions about their slides and the topic they are talking about. In our presentation, we had an instance where a speaker couldn’t answer a question, which shows the importance of<text:s/><text:soft-page-break/>researching your topic. If the speaker can’t answer a question it looks very bad on the overall presentation, and leads the viewers to question how much effort went into the presentation.</text:p>
      <text:p text:style-name="P150">Lastly if you’re doing a group presentation, it’s important to have somebody who operates the computer, if there is no remote present that allows the speaker to change the slides with ease. Generally, this person will be the person who does the introduction, and can just operate the slide show after they have spoken their part.</text:p>
      <text:h text:style-name="Heading3" text:outline-level="3"><text:bookmark-start text:name="_Toc468816670"/><text:span text:style-name="T151">Evaluation of Power<text:s/></text:span><text:span text:style-name="T152">P</text:span><text:span text:style-name="T153">oint and<text:s/></text:span><text:span text:style-name="T154">P</text:span><text:span text:style-name="T155">resentation<text:s/></text:span><text:span text:style-name="T156">S</text:span><text:span text:style-name="T157">kills</text:span><text:bookmark-end text:name="_Toc468816670"/></text:h>
      <text:p text:style-name="P158">Our power point was not as organised as it should have been, some of our points overlapped in content in certain places due to a lack of communication between our group members. We allocated different sections of the presentation to each group member but we didn’t meet up to discuss the presentation enough as some of us were repeating information that another person had already presented earlier in the presentation. Some of our information<text:s/>was also a bit obvious as it was nothing new to the audience, it was just common sense. In some<text:s/>slides,<text:s/>we put too much information on them and whoever was presenting would read off the slide with barely any additional input to the presentation. Some of us<text:s/>thoroughly researched the topics and could talk about them with ease but then others did not put enough time and effort into researching what they were talking about for example when one of our group members talked about breathing exercises they explained<text:s/>how to perform the exercises but they didn’t explain how they worked.</text:p>
      <text:p text:style-name="P159">We made the mistake of not putting an image on our introduction slide but most of our other slides contained images which was effective as pictures are more visually appealing than words. At one point in the presentation we exited the slideshow to demonstrate something on a website but this wasn’t proper presentation or power point skills.<text:s/></text:p>
      <text:p text:style-name="P160">We provided useful links to websites and screenshots that we recommended using but we didn’t invite the audience to take a picture of it which we should have as they most likely would not remember otherwise.</text:p>
      <text:p text:style-name="P161">It is important to keep good eye contact with the audience and we mostly achieved that although we may have spent a little too much time reading off the slides at the start of each point and we shouldn’t have done that as the points are used for the audience to know the topic while the presenter goes into further detail, a quick glance is okay at the start of a slide but it needs to be very brief.</text:p>
      <text:p text:style-name="P162">Our topic was exam preparation and test taking techniques but we spent too much time talking about exam preparation and not enough on test taking techniques as test taking techniques should have taken up about half of the presentation but it only took up one section and it was right before the conclusion and the same person who did the conclusion also did the test taking techniques section so it seemed like it was part of the conclusion when we were presenting and no new information should be introduced in the conclusion, it is a summary of the presentation.</text:p>
      <text:p text:style-name="P163">We didn’t put our presentation on the projector screen before the presentation which was a mistake because it could have ended up looking terrible with the background and the lighting and just because it<text:s/>looked good on our computer screens doesn’t mean it would have looked good on the projector but we were lucky because it looked alright.</text:p>
      <text:h text:style-name="Heading3" text:outline-level="3"><text:bookmark-start text:name="_Toc468816671"/><text:soft-page-break/><text:span text:style-name="T164">Conclusion</text:span><text:bookmark-end text:name="_Toc468816671"/></text:h>
      <text:p text:style-name="Normal"><text:span text:style-name="T165">To conclude this essay what we would like to say is that this assignment taught us a lot about teamwork and the importance of effective teamwork because throughout the assignment we made several mistakes that cost us a lot of marks.</text:span><text:span text:style-name="T166"><text:s/>These were realised, understood and accepted and in this essay, we have looked at every aspect of the assignment<text:s/></text:span><text:span text:style-name="T167">and</text:span><text:span text:style-name="T168"><text:s/>t</text:span><text:span text:style-name="T169">hese mistakes no matter how small could and should have been avoided but we made these mistakes to learn from them and now we will not make them again in our lives. We have learnt a lot about time management, communication, leadership, and of course teamwork. All in<text:s/></text:span><text:span text:style-name="T170">all,</text:span><text:span text:style-name="T171"><text:s/>this assignment was of huge benefit to us and this essay helped us evaluate our wrongdoings and now we see what we did wrong and we can only go up from here. We believe success<text:s/></text:span><text:span text:style-name="T172">doesn’t</text:span><text:span text:style-name="T173"><text:s/>come from<text:s/></text:span><text:span text:style-name="T174">being right all the time but comes from making mistakes and learning from them to better ourselves<text:s/></text:span><text:span text:style-name="T175">the next time around.</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E74B5"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E74B5"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NormalWeb" style:display-name="Normal (Web)" style:family="paragraph" style:parent-style-name="Normal">
      <style:paragraph-properties fo:margin-top="0.0694in" fo:margin-bottom="0.0694in" fo:line-height="100%"/>
      <style:text-properties style:font-name="Times New Roman" style:font-name-asian="Times New Roman" fo:font-size="12pt" style:font-size-asian="12pt" style:font-size-complex="12pt" style:language-asian="en" style:country-asian="IE" fo:hyphenate="false"/>
    </style:style>
    <style:style style:name="NoSpacing" style:display-name="No Spacing" style:family="paragraph">
      <style:paragraph-properties fo:margin-bottom="0in" fo:line-height="100%"/>
      <style:text-properties style:font-name-asian="Times New Roman" fo:language="en" fo:country="US" fo:hyphenate="false"/>
    </style:style>
    <style:style style:name="NoSpacingChar" style:display-name="No Spacing Char" style:family="text" style:parent-style-name="DefaultParagraphFont">
      <style:text-properties style:font-name-asian="Times New Roman" fo:language="en" fo:country="US"/>
    </style:style>
    <style:style style:name="Heading1Char" style:display-name="Heading 1 Char" style:family="text" style:parent-style-name="DefaultParagraphFont">
      <style:text-properties style:font-name="Calibri Light" style:font-name-asian="Times New Roman" style:font-name-complex="Times New Roman" fo:color="#2E74B5" fo:font-size="16pt" style:font-size-asian="16pt" style:font-size-complex="16pt"/>
    </style:style>
    <style:style style:name="TOCHeading" style:display-name="TOC Heading" style:family="paragraph" style:parent-style-name="Heading1" style:next-style-name="Normal" style:default-outline-level="1">
      <style:text-properties fo:language="en" fo:country="US" fo:hyphenate="false"/>
    </style:style>
    <style:style style:name="TOC1" style:display-name="TOC 1" style:family="paragraph" style:parent-style-name="Normal" style:next-style-name="Normal" style:auto-update="true">
      <style:paragraph-properties fo:margin-bottom="0.0694in"/>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text-underline-color="font-color"/>
    </style:style>
    <style:style style:name="Heading2Char" style:display-name="Heading 2 Char" style:family="text" style:parent-style-name="DefaultParagraphFont">
      <style:text-properties style:font-name="Calibri Light" style:font-name-asian="Times New Roman" style:font-name-complex="Times New Roman" fo:color="#2E74B5" fo:font-size="13pt" style:font-size-asian="13pt" style:font-size-complex="13pt"/>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style:style style:name="Heading3Char" style:display-name="Heading 3 Char" style:family="text" style:parent-style-name="DefaultParagraphFont">
      <style:text-properties style:font-name="Calibri Light" style:font-name-asian="Times New Roman" style:font-name-complex="Times New Roman" fo:color="#1F4D78" fo:font-size="12pt" style:font-size-asian="12pt" style:font-size-complex="12pt"/>
    </style:style>
    <style:style style:name="TOC3" style:display-name="TOC 3" style:family="paragraph" style:parent-style-name="Normal" style:next-style-name="Normal" style:auto-update="true">
      <style:paragraph-properties fo:margin-bottom="0.0694in" fo:margin-left="0.305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draw:fill-image draw:name="a1" xlink:href="media/image1.png" xlink:show="embed" xlink:actuate="onLoad"/>
  </office:styles>
  <office:automatic-styles>
    <style:page-layout style:name="PL0">
      <style:page-layout-properties fo:page-width="8.268in" fo:page-height="11.693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Footer" style:family="paragraph">
      <style:paragraph-properties fo:text-align="center"/>
    </style:style>
  </office:automatic-styles>
  <office:master-styles>
    <style:master-page style:name="MP0" style:page-layout-name="PL0">
      <style:footer>
        <text:p text:style-name="P2"><text:page-number text:fixed="false">7</text:page-number></text:p>
        <text:p text:style-name="Footer"/>
      </style:footer>
    </style:master-page>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Exam Preparation and Test Taking Techniques in third level</dc:title>
    <dc:description/>
    <dc:subject>Presentation Essay</dc:subject>
    <meta:initial-creator>Team Snowflakes Khurram, Yurika, John, Zack, Mark &amp; Stephen</meta:initial-creator>
    <dc:creator>khurram farooq</dc:creator>
    <meta:creation-date>2016-12-06T19:53:00Z</meta:creation-date>
    <dc:date>2016-12-06T19:53:00Z</dc:date>
    <meta:template xlink:href="Normal" xlink:type="simple"/>
    <meta:editing-cycles>2</meta:editing-cycles>
    <meta:editing-duration>PT60S</meta:editing-duration>
    <meta:document-statistic meta:page-count="7" meta:paragraph-count="33" meta:word-count="2480" meta:character-count="16583" meta:row-count="117" meta:non-whitespace-character-count="14136"/>
  </office:meta>
</office:document-meta>
</file>